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style:text-underline-style="none"/>
    </style:style>
    <style:style style:name="fr1" style:family="graphic" style:parent-style-name="OLE">
      <style:graphic-properties style:vertical-pos="top" style:vertical-rel="paragraph" style:horizontal-pos="center" style:horizontal-rel="paragraph" draw:ole-draw-aspect="1" draw:visible-area-top="0in" draw:visible-area-width="7.1591in" draw:visible-area-height="8.9311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Objeto1" text:anchor-type="paragraph" svg:width="7.1591in" svg:height="8.9311in" draw:z-index="0"><draw:object-ole xlink:href="./Object 1" xlink:type="simple" xlink:show="embed" xlink:actuate="onLoad"/><draw:image xlink:href="./ObjectReplacements/Object 1" xlink:type="simple" xlink:show="embed" xlink:actuate="onLoad"/></draw:frame>FSM Directory</text:p>
      <text:p text:style-name="P1"><text:soft-page-break/></text:p>
      <text:p text:style-name="P2">The figure shows the finite-state machine diagram for all the states in a directory. Any block will start in the Unowned state. From here, the directory will transition to “Shared (Memory-Access)” if it receives a shared read request, and it will transition to “Exclusive (Memory-Access)” if it receives an exclusive read request. In both cases, the directory will send a request to fetch memory. When the request from memory returns in the “Exclusive (Memory-Access)” state, the home memory would transition to the Exclusive state. It should be impossible for a writeback request to arrive during Unowned or “Exclusive (Memory-Access)” states because no node should have the block in these two states.</text:p>
      <text:p text:style-name="P2"/>
      <text:p text:style-name="P2">From the Shared state, there are only a few states the directory can transition into. The first is “Shared (Memory-Access)”, which occurs if a shared read request comes in while in the Shared state. The directory will fetch the memory, queuing up any more shared read requests that might come in while sending a NAK to any exclusive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is the owner of the block. If the requester is the owner, then the directory has received an upgrade request, which means that the requester already has the data. Otherwise, the directory has to fetch the block from memory before it can send out invalidates and an exclusive reply with invalidates pending.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
      <text:p text:style-name="P2">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3"/>
      <text:p text:style-name="P2">In all of the busy states, NAKs are sent in response to read requests. The directory will transition to the busy memory-access states when a read request arrives during the Exclusive state and the owner is not the requester.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is similar, except we send exclusive messages instead of shared messages and we transition to exclusive states.</text:p>
      <text:p text:style-name="P2"/>
      <text:p text:style-name="P2">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text:soft-page-break/>shared writeback arrives, the directory also has to write the block to memory. Additionally, a writeback request means that the directory would forward that data to the new owner and return a writeback busy ack to the requester. <text:span text:style-name="T1">It</text:span> is possible for the intervention to be unsuccessful, however, which is indicated by a NAK from the previous owner. When this happens, the directory would send a NAK to the requester and return to Exclusive. The Busy-Exclusive state is similar, except exclusive messages are sent instead of shared messages and the directory transitions back to Exclusive upon successful comple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06T21:53:55.18</meta:creation-date>
    <dc:date>2010-12-16T20:35:27.32</dc:date>
    <dc:creator>Eric Chang</dc:creator>
    <meta:editing-duration>PT08H59M57S</meta:editing-duration>
    <meta:editing-cycles>33</meta:editing-cycles>
    <meta:generator>OpenOffice.org/3.2$Win32 OpenOffice.org_project/320m18$Build-9502</meta:generator>
    <meta:printed-by>Eric Chang</meta:printed-by>
    <meta:print-date>2010-12-13T16:37:52.34</meta:print-date>
    <meta:document-statistic meta:table-count="0" meta:image-count="0" meta:object-count="1" meta:page-count="3" meta:paragraph-count="6" meta:word-count="778" meta:character-count="4738"/>
  </office:meta>
</office:document-meta>
</file>